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64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font-name="Calibri"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8" style:family="table-cell" style:parent-style-name="Default" style:data-style-name="N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" style:family="table-cell" style:parent-style-name="Default">
      <style:text-properties style:font-name="Calibri1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>
            <text:p>Cueva Victori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3" office:value-type="float" office:value="37.632205">
            <text:p>37,632</text:p>
          </table:table-cell>
          <table:table-cell table:style-name="ce3" office:value-type="float" office:value="-0.821463">
            <text:p>-0,821</text:p>
          </table:table-cell>
          <table:table-cell table:style-name="ce2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aune Aragó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4" office:value-type="float" office:value="42.839818975222">
            <text:p>42,840</text:p>
          </table:table-cell>
          <table:table-cell table:style-name="ce3" office:value-type="float" office:value="2.75499081121834">
            <text:p>2,755</text:p>
          </table:table-cell>
          <table:table-cell table:style-name="ce2" office:value-type="float" office:value="187">
            <text:p>18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oxgrov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3" office:value-type="float" office:value="50.857733">
            <text:p>50,858</text:p>
          </table:table-cell>
          <table:table-cell table:style-name="ce3" office:value-type="float" office:value="-0.710364">
            <text:p>-0,710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chöning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3" office:value-type="float" office:value="52.130084">
            <text:p>52,130</text:p>
          </table:table-cell>
          <table:table-cell table:style-name="ce3" office:value-type="float" office:value="10.9921">
            <text:p>10,992</text:p>
          </table:table-cell>
          <table:table-cell table:style-name="ce2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auer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Germany</text:p>
          </table:table-cell>
          <table:table-cell table:style-name="ce3" office:value-type="float" office:value="49.350027">
            <text:p>49,350</text:p>
          </table:table-cell>
          <table:table-cell table:style-name="ce3" office:value-type="float" office:value="8.803737">
            <text:p>8,804</text:p>
          </table:table-cell>
          <table:table-cell table:style-name="ce2"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igh Lodge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UK</text:p>
          </table:table-cell>
          <table:table-cell table:style-name="ce3" office:value-type="float" office:value="52.338507">
            <text:p>52,339</text:p>
          </table:table-cell>
          <table:table-cell table:style-name="ce3" office:value-type="float" office:value="0.59049">
            <text:p>0,590</text:p>
          </table:table-cell>
          <table:table-cell table:style-name="ce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sernia la Pinet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Italy</text:p>
          </table:table-cell>
          <table:table-cell table:style-name="ce3" office:value-type="float" office:value="41.591988">
            <text:p>41,592</text:p>
          </table:table-cell>
          <table:table-cell table:style-name="ce3" office:value-type="float" office:value="14.240938">
            <text:p>14,241</text:p>
          </table:table-cell>
          <table:table-cell table:style-name="ce2" office:value-type="float" office:value="457">
            <text:p>4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tapuerca TD10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EMP</text:p>
          </table:table-cell>
          <table:table-cell table:style-name="ce2" office:value-type="string">
            <text:p>Spain</text:p>
          </table:table-cell>
          <table:table-cell table:style-name="ce3" office:value-type="float" office:value="42.3517801118626">
            <text:p>42,352</text:p>
          </table:table-cell>
          <table:table-cell table:style-name="ce3" office:value-type="float" office:value="-3.52009619321552">
            <text:p>-3,520</text:p>
          </table:table-cell>
          <table:table-cell table:style-name="ce2"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mbro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Spain</text:p>
          </table:table-cell>
          <table:table-cell table:style-name="ce3" office:value-type="float" office:value="41.159983">
            <text:p>41,160</text:p>
          </table:table-cell>
          <table:table-cell table:style-name="ce3" office:value-type="float" office:value="-2.498856">
            <text:p>-2,499</text:p>
          </table:table-cell>
          <table:table-cell table:style-name="ce2" office:value-type="float" office:value="1140">
            <text:p>11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ilzingslebe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Germany</text:p>
          </table:table-cell>
          <table:table-cell table:style-name="ce3" office:value-type="float" office:value="51.272339">
            <text:p>51,272</text:p>
          </table:table-cell>
          <table:table-cell table:style-name="ce3" office:value-type="float" office:value="11.059611">
            <text:p>11,060</text:p>
          </table:table-cell>
          <table:table-cell table:style-name="ce2" office:value-type="float" office:value="186">
            <text:p>1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rce-Venta Micena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Palg</text:p>
          </table:table-cell>
          <table:table-cell table:style-name="ce2" office:value-type="string">
            <text:p>Spain</text:p>
          </table:table-cell>
          <table:table-cell table:style-name="ce3" office:value-type="float" office:value="37.736183">
            <text:p>37,736</text:p>
          </table:table-cell>
          <table:table-cell table:style-name="ce3" office:value-type="float" office:value="-2.402645">
            <text:p>-2,403</text:p>
          </table:table-cell>
          <table:table-cell table:style-name="ce2" office:value-type="float" office:value="870">
            <text:p>87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mme Basin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Mid.Pleist</text:p>
          </table:table-cell>
          <table:table-cell table:style-name="ce2" office:value-type="string">
            <text:p>Ach</text:p>
          </table:table-cell>
          <table:table-cell table:style-name="ce2" office:value-type="string">
            <text:p>France</text:p>
          </table:table-cell>
          <table:table-cell table:style-name="ce3" office:value-type="float" office:value="49.816731">
            <text:p>49,817</text:p>
          </table:table-cell>
          <table:table-cell table:style-name="ce3" office:value-type="float" office:value="2.41165">
            <text:p>2,412</text:p>
          </table:table-cell>
          <table:table-cell table:style-name="ce2" office:value-type="float" office:value="40">
            <text:p>40</text:p>
          </table:table-cell>
          <table:table-cell table:number-columns-repeated="1015"/>
        </table:table-row>
        <table:table-row table:style-name="ro2" table:number-rows-repeated="18">
          <table:table-cell table:style-name="ce2" table:number-columns-repeated="8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 table:style-name="ce2" table:number-columns-repeated="8"/>
          <table:table-cell table:number-columns-repeated="1015"/>
        </table:table-row>
        <table:table-row table:style-name="ro2" table:number-rows-repeated="1048541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Excel_BuiltIn__FilterDatabase" table:base-cell-address="$Sheet1.$A$1" table:cell-range-address="$Sheet1.$A$1:.$P$224"/>
          <table:named-range table:name="Excel_BuiltIn__FilterDatabase" table:base-cell-address="$Sheet1.$A$1" table:cell-range-address="$Sheet1.$A$1:.$P$224"/>
          <table:named-range table:name="Excel_BuiltIn__FilterDatabase" table:base-cell-address="$Sheet1.$A$1" table:cell-range-address="$Sheet1.$A$1:.$P$224"/>
          <table:named-range table:name="Excel_BuiltIn__FilterDatabase" table:base-cell-address="$Sheet1.$A$1" table:cell-range-address="$Sheet1.$A$1:.$P$224"/>
        </table:named-expressions>
      </table:table>
      <table:table table:name="Sheet2" table:style-name="ta2" table:print="false">
        <table:table-column table:style-name="co7" table:number-columns-repeated="2" table:default-cell-style-name="Default"/>
        <table:table-column table:style-name="co2" table:number-columns-repeated="7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1" office:value-type="string">
            <text:p>Ages</text:p>
          </table:table-cell>
          <table:table-cell table:style-name="ce5" table:number-columns-repeated="1015"/>
        </table:table-row>
        <table:table-row table:style-name="ro2">
          <table:table-cell table:style-name="ce2" office:value-type="string">
            <text:p>Atapuerca TD6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Spain</text:p>
          </table:table-cell>
          <table:table-cell table:style-name="ce3" office:value-type="float" office:value="42.3517801118626">
            <text:p>42,352</text:p>
          </table:table-cell>
          <table:table-cell table:style-name="ce3" office:value-type="float" office:value="-3.52009619321552">
            <text:p>-3,520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0.9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manisi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Georgia</text:p>
          </table:table-cell>
          <table:table-cell table:style-name="ce3" office:value-type="float" office:value="41.337457">
            <text:p>41,337</text:p>
          </table:table-cell>
          <table:table-cell table:style-name="ce3" office:value-type="float" office:value="44.34512">
            <text:p>44,345</text:p>
          </table:table-cell>
          <table:table-cell table:style-name="ce2" office:value-type="float" office:value="900">
            <text:p>900</text:p>
          </table:table-cell>
          <table:table-cell table:style-name="ce2" office:value-type="string">
            <text:p>1.7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in Boucherit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Argelia</text:p>
          </table:table-cell>
          <table:table-cell table:style-name="ce3" office:value-type="float" office:value="36.221117">
            <text:p>36,221</text:p>
          </table:table-cell>
          <table:table-cell table:style-name="ce3" office:value-type="float" office:value="5.660909">
            <text:p>5,661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1.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in Hanech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Ear.Ple.Cal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Argelia</text:p>
          </table:table-cell>
          <table:table-cell table:style-name="ce3" office:value-type="float" office:value="36.221117">
            <text:p>36,221</text:p>
          </table:table-cell>
          <table:table-cell table:style-name="ce3" office:value-type="float" office:value="5.679486">
            <text:p>5,679</text:p>
          </table:table-cell>
          <table:table-cell table:style-name="ce2" office:value-type="float" office:value="122">
            <text:p>122</text:p>
          </table:table-cell>
          <table:table-cell table:style-name="ce2" office:value-type="string">
            <text:p>1.8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Hoja3" table:style-name="ta2" table:print="false">
        <table:table-column table:style-name="co8" table:default-cell-style-name="Default"/>
        <table:table-column table:style-name="co7" table:number-columns-repeated="1023" table:default-cell-style-name="Default"/>
        <table:table-row table:style-name="ro2">
          <table:table-cell table:style-name="ce5" office:value-type="string">
            <text:p>Sit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Period</text:p>
          </table:table-cell>
          <table:table-cell table:style-name="ce5" office:value-type="string">
            <text:p>Lithic.Tech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Altitude.masl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Payre</text:p>
          </table:table-cell>
          <table:table-cell office:value-type="string">
            <text:p>Rockshelter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44.732">
            <text:p>44,732</text:p>
          </table:table-cell>
          <table:table-cell office:value-type="float" office:value="4.736">
            <text:p>4,736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office:value-type="string">
            <text:p>Bolomor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39.059">
            <text:p>39,059</text:p>
          </table:table-cell>
          <table:table-cell office:value-type="float" office:value="-0.25">
            <text:p>-0,25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2">
          <table:table-cell office:value-type="string">
            <text:p>Cuesta de la Bajad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40.365">
            <text:p>40,365</text:p>
          </table:table-cell>
          <table:table-cell office:value-type="float" office:value="-1.108">
            <text:p>-1,108</text:p>
          </table:table-cell>
          <table:table-cell office:value-type="float" office:value="905">
            <text:p>905</text:p>
          </table:table-cell>
          <table:table-cell table:number-columns-repeated="1017"/>
        </table:table-row>
        <table:table-row table:style-name="ro2">
          <table:table-cell office:value-type="string">
            <text:p>Cueva Victoria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Palg</text:p>
          </table:table-cell>
          <table:table-cell office:value-type="float" office:value="37.632">
            <text:p>37,632</text:p>
          </table:table-cell>
          <table:table-cell office:value-type="float" office:value="-0.821">
            <text:p>-0,821</text:p>
          </table:table-cell>
          <table:table-cell office:value-type="float" office:value="78">
            <text:p>78</text:p>
          </table:table-cell>
          <table:table-cell table:number-columns-repeated="1017"/>
        </table:table-row>
        <table:table-row table:style-name="ro2">
          <table:table-cell office:value-type="string">
            <text:p>Orce-Barranco León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7.722">
            <text:p>37,722</text:p>
          </table:table-cell>
          <table:table-cell office:value-type="float" office:value="-2.452">
            <text:p>-2,452</text:p>
          </table:table-cell>
          <table:table-cell office:value-type="float" office:value="965">
            <text:p>965</text:p>
          </table:table-cell>
          <table:table-cell table:number-columns-repeated="1017"/>
        </table:table-row>
        <table:table-row table:style-name="ro2">
          <table:table-cell office:value-type="string">
            <text:p>Orce-Fuente Nueva 3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7.718">
            <text:p>37,718</text:p>
          </table:table-cell>
          <table:table-cell office:value-type="float" office:value="-2.406">
            <text:p>-2,406</text:p>
          </table:table-cell>
          <table:table-cell office:value-type="float" office:value="970">
            <text:p>970</text:p>
          </table:table-cell>
          <table:table-cell table:number-columns-repeated="1017"/>
        </table:table-row>
        <table:table-row table:style-name="ro2">
          <table:table-cell office:value-type="string">
            <text:p>Atapuerca TD6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2.352">
            <text:p>42,352</text:p>
          </table:table-cell>
          <table:table-cell office:value-type="float" office:value="-3.52">
            <text:p>-3,52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office:value-type="string">
            <text:p>Sima Elefante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2.35">
            <text:p>42,35</text:p>
          </table:table-cell>
          <table:table-cell office:value-type="float" office:value="-3.519">
            <text:p>-3,519</text:p>
          </table:table-cell>
          <table:table-cell office:value-type="float" office:value="1010">
            <text:p>1010</text:p>
          </table:table-cell>
          <table:table-cell table:number-columns-repeated="1017"/>
        </table:table-row>
        <table:table-row table:style-name="ro2">
          <table:table-cell office:value-type="string">
            <text:p>Alto de las Picazas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9.811">
            <text:p>39,811</text:p>
          </table:table-cell>
          <table:table-cell office:value-type="float" office:value="-0.887">
            <text:p>-0,887</text:p>
          </table:table-cell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2">
          <table:table-cell office:value-type="string">
            <text:p>La Boella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41.136">
            <text:p>41,136</text:p>
          </table:table-cell>
          <table:table-cell office:value-type="float" office:value="1.17">
            <text:p>1,17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2">
          <table:table-cell office:value-type="string">
            <text:p>Cueva Negra del Estrecho del Río Quípar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38.037">
            <text:p>38,037</text:p>
          </table:table-cell>
          <table:table-cell office:value-type="float" office:value="-1.885">
            <text:p>-1,885</text:p>
          </table:table-cell>
          <table:table-cell office:value-type="float" office:value="740">
            <text:p>740</text:p>
          </table:table-cell>
          <table:table-cell table:number-columns-repeated="1017"/>
        </table:table-row>
        <table:table-row table:style-name="ro2">
          <table:table-cell office:value-type="string">
            <text:p>Vallparadís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1.563">
            <text:p>41,563</text:p>
          </table:table-cell>
          <table:table-cell office:value-type="float" office:value="2.018">
            <text:p>2,018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string">
            <text:p>Bois-de-Riquet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3.491">
            <text:p>43,491</text:p>
          </table:table-cell>
          <table:table-cell office:value-type="float" office:value="3.427">
            <text:p>3,427</text:p>
          </table:table-cell>
          <table:table-cell office:value-type="float" office:value="120">
            <text:p>120</text:p>
          </table:table-cell>
          <table:table-cell table:number-columns-repeated="1017"/>
        </table:table-row>
        <table:table-row table:style-name="ro2">
          <table:table-cell office:value-type="string">
            <text:p>Happisburgh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52.832">
            <text:p>52,832</text:p>
          </table:table-cell>
          <table:table-cell office:value-type="float" office:value="1.523">
            <text:p>1,52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Caune Aragó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84">
            <text:p>42,84</text:p>
          </table:table-cell>
          <table:table-cell office:value-type="float" office:value="2.755">
            <text:p>2,755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2">
          <table:table-cell office:value-type="string">
            <text:p>Boxgrove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0.858">
            <text:p>50,858</text:p>
          </table:table-cell>
          <table:table-cell office:value-type="float" office:value="-0.71">
            <text:p>-0,71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Schöninge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2.13">
            <text:p>52,13</text:p>
          </table:table-cell>
          <table:table-cell office:value-type="float" office:value="10.992">
            <text:p>10,992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2">
          <table:table-cell office:value-type="string">
            <text:p>Mauer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Palg</text:p>
          </table:table-cell>
          <table:table-cell office:value-type="float" office:value="49.35">
            <text:p>49,35</text:p>
          </table:table-cell>
          <table:table-cell office:value-type="float" office:value="8.804">
            <text:p>8,804</text:p>
          </table:table-cell>
          <table:table-cell office:value-type="float" office:value="170">
            <text:p>170</text:p>
          </table:table-cell>
          <table:table-cell table:number-columns-repeated="1017"/>
        </table:table-row>
        <table:table-row table:style-name="ro2">
          <table:table-cell office:value-type="string">
            <text:p>High Lodge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2.339">
            <text:p>52,339</text:p>
          </table:table-cell>
          <table:table-cell office:value-type="float" office:value="0.59">
            <text:p>0,5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Pirro Nord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1.804">
            <text:p>41,804</text:p>
          </table:table-cell>
          <table:table-cell office:value-type="float" office:value="15.374">
            <text:p>15,374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2">
          <table:table-cell office:value-type="string">
            <text:p>Isernia la Pinet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Old</text:p>
          </table:table-cell>
          <table:table-cell office:value-type="float" office:value="41.592">
            <text:p>41,592</text:p>
          </table:table-cell>
          <table:table-cell office:value-type="float" office:value="14.241">
            <text:p>14,241</text:p>
          </table:table-cell>
          <table:table-cell office:value-type="float" office:value="457">
            <text:p>457</text:p>
          </table:table-cell>
          <table:table-cell table:number-columns-repeated="1017"/>
        </table:table-row>
        <table:table-row table:style-name="ro2">
          <table:table-cell office:value-type="string">
            <text:p>Atapuerca TD10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42.352">
            <text:p>42,352</text:p>
          </table:table-cell>
          <table:table-cell office:value-type="float" office:value="-3.52">
            <text:p>-3,52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office:value-type="string">
            <text:p>Ambron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1.16">
            <text:p>41,16</text:p>
          </table:table-cell>
          <table:table-cell office:value-type="float" office:value="-2.499">
            <text:p>-2,499</text:p>
          </table:table-cell>
          <table:table-cell office:value-type="float" office:value="1140">
            <text:p>1140</text:p>
          </table:table-cell>
          <table:table-cell table:number-columns-repeated="1017"/>
        </table:table-row>
        <table:table-row table:style-name="ro2">
          <table:table-cell office:value-type="string">
            <text:p>Dmanisi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1.337">
            <text:p>41,337</text:p>
          </table:table-cell>
          <table:table-cell office:value-type="float" office:value="44.345">
            <text:p>44,345</text:p>
          </table:table-cell>
          <table:table-cell office:value-type="float" office:value="900">
            <text:p>900</text:p>
          </table:table-cell>
          <table:table-cell table:number-columns-repeated="1017"/>
        </table:table-row>
        <table:table-row table:style-name="ro2">
          <table:table-cell office:value-type="string">
            <text:p>Ain Boucherit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6.221">
            <text:p>36,221</text:p>
          </table:table-cell>
          <table:table-cell office:value-type="float" office:value="5.661">
            <text:p>5,661</text:p>
          </table:table-cell>
          <table:table-cell office:value-type="float" office:value="124">
            <text:p>124</text:p>
          </table:table-cell>
          <table:table-cell table:number-columns-repeated="1017"/>
        </table:table-row>
        <table:table-row table:style-name="ro2">
          <table:table-cell office:value-type="string">
            <text:p>Ain Hanech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6.221">
            <text:p>36,221</text:p>
          </table:table-cell>
          <table:table-cell office:value-type="float" office:value="5.679">
            <text:p>5,679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office:value-type="string">
            <text:p>Bilzingslebe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1.272">
            <text:p>51,272</text:p>
          </table:table-cell>
          <table:table-cell office:value-type="float" office:value="11.06">
            <text:p>11,06</text:p>
          </table:table-cell>
          <table:table-cell office:value-type="float" office:value="186">
            <text:p>186</text:p>
          </table:table-cell>
          <table:table-cell table:number-columns-repeated="1017"/>
        </table:table-row>
        <table:table-row table:style-name="ro2">
          <table:table-cell office:value-type="string">
            <text:p>Orce-Venta Micena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Palg</text:p>
          </table:table-cell>
          <table:table-cell office:value-type="float" office:value="37.736">
            <text:p>37,736</text:p>
          </table:table-cell>
          <table:table-cell office:value-type="float" office:value="-2.403">
            <text:p>-2,403</text:p>
          </table:table-cell>
          <table:table-cell office:value-type="float" office:value="870">
            <text:p>870</text:p>
          </table:table-cell>
          <table:table-cell table:number-columns-repeated="1017"/>
        </table:table-row>
        <table:table-row table:style-name="ro2">
          <table:table-cell office:value-type="string">
            <text:p>Somme Basi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9.817">
            <text:p>49,817</text:p>
          </table:table-cell>
          <table:table-cell office:value-type="float" office:value="2.412">
            <text:p>2,412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2">
          <table:table-cell office:value-type="string">
            <text:p>Muhkai II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2.243">
            <text:p>42,243</text:p>
          </table:table-cell>
          <table:table-cell office:value-type="float" office:value="47.354">
            <text:p>47,354</text:p>
          </table:table-cell>
          <table:table-cell office:value-type="float" office:value="1580">
            <text:p>1580</text:p>
          </table:table-cell>
          <table:table-cell table:number-columns-repeated="1017"/>
        </table:table-row>
        <table:table-row table:style-name="ro2">
          <table:table-cell office:value-type="string">
            <text:p>Kermek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5.378">
            <text:p>45,378</text:p>
          </table:table-cell>
          <table:table-cell office:value-type="float" office:value="37.033">
            <text:p>37,033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Rodniki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5.365">
            <text:p>45,365</text:p>
          </table:table-cell>
          <table:table-cell office:value-type="float" office:value="37.075">
            <text:p>37,07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Bogatyr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45.362">
            <text:p>45,362</text:p>
          </table:table-cell>
          <table:table-cell office:value-type="float" office:value="37.086">
            <text:p>37,086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Ubeidiya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32.69">
            <text:p>32,69</text:p>
          </table:table-cell>
          <table:table-cell office:value-type="float" office:value="35.557">
            <text:p>35,557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2">
          <table:table-cell office:value-type="string">
            <text:p>Cueva del Ángel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office:value-type="float" office:value="37.37">
            <text:p>37,37</text:p>
          </table:table-cell>
          <table:table-cell office:value-type="float" office:value="-4.479">
            <text:p>-4,479</text:p>
          </table:table-cell>
          <table:table-cell office:value-type="float" office:value="600">
            <text:p>600</text:p>
          </table:table-cell>
          <table:table-cell table:number-columns-repeated="1017"/>
        </table:table-row>
        <table:table-row table:style-name="ro2">
          <table:table-cell office:value-type="string">
            <text:p>Solana del Zamborin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7.388">
            <text:p>37,388</text:p>
          </table:table-cell>
          <table:table-cell office:value-type="float" office:value="-3.115">
            <text:p>-3,115</text:p>
          </table:table-cell>
          <table:table-cell office:value-type="float" office:value="990">
            <text:p>990</text:p>
          </table:table-cell>
          <table:table-cell table:number-columns-repeated="1017"/>
        </table:table-row>
        <table:table-row table:style-name="ro2">
          <table:table-cell office:value-type="string">
            <text:p>Atapuerca Galeri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351">
            <text:p>42,351</text:p>
          </table:table-cell>
          <table:table-cell office:value-type="float" office:value="-3.52">
            <text:p>-3,52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office:value-type="string">
            <text:p>Sima de los Huesos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346">
            <text:p>42,346</text:p>
          </table:table-cell>
          <table:table-cell office:value-type="float" office:value="-3.516">
            <text:p>-3,516</text:p>
          </table:table-cell>
          <table:table-cell office:value-type="float" office:value="1010">
            <text:p>1010</text:p>
          </table:table-cell>
          <table:table-cell table:number-columns-repeated="1017"/>
        </table:table-row>
        <table:table-row table:style-name="ro2">
          <table:table-cell office:value-type="string">
            <text:p>Pakefield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52.435">
            <text:p>52,435</text:p>
          </table:table-cell>
          <table:table-cell office:value-type="float" office:value="1.729">
            <text:p>1,72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Gesher Benot Ya‘aqov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3.007">
            <text:p>33,007</text:p>
          </table:table-cell>
          <table:table-cell office:value-type="float" office:value="35.63">
            <text:p>35,63</text:p>
          </table:table-cell>
          <table:table-cell office:value-type="float" office:value="76">
            <text:p>76</text:p>
          </table:table-cell>
          <table:table-cell table:number-columns-repeated="1017"/>
        </table:table-row>
        <table:table-row table:style-name="ro2">
          <table:table-cell office:value-type="string">
            <text:p>North Bridge Acheulea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3.016">
            <text:p>33,016</text:p>
          </table:table-cell>
          <table:table-cell office:value-type="float" office:value="35.629">
            <text:p>35,629</text:p>
          </table:table-cell>
          <table:table-cell office:value-type="float" office:value="75">
            <text:p>75</text:p>
          </table:table-cell>
          <table:table-cell table:number-columns-repeated="1017"/>
        </table:table-row>
        <table:table-row table:style-name="ro2">
          <table:table-cell office:value-type="string">
            <text:p>Evron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office:value-type="float" office:value="32.989">
            <text:p>32,989</text:p>
          </table:table-cell>
          <table:table-cell office:value-type="float" office:value="35.118">
            <text:p>35,118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2">
          <table:table-cell office:value-type="string">
            <text:p>Notarchiric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0.969">
            <text:p>40,969</text:p>
          </table:table-cell>
          <table:table-cell office:value-type="float" office:value="15.888">
            <text:p>15,888</text:p>
          </table:table-cell>
          <table:table-cell office:value-type="float" office:value="370">
            <text:p>370</text:p>
          </table:table-cell>
          <table:table-cell table:number-columns-repeated="1017"/>
        </table:table-row>
        <table:table-row table:style-name="ro2">
          <table:table-cell office:value-type="string">
            <text:p>La Noir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7.194">
            <text:p>47,194</text:p>
          </table:table-cell>
          <table:table-cell office:value-type="float" office:value="2.034">
            <text:p>2,034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2">
          <table:table-cell office:value-type="string">
            <text:p>El Sotill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9.161">
            <text:p>39,161</text:p>
          </table:table-cell>
          <table:table-cell office:value-type="float" office:value="-4.021">
            <text:p>-4,021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2">
          <table:table-cell office:value-type="string">
            <text:p>Arb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121">
            <text:p>42,121</text:p>
          </table:table-cell>
          <table:table-cell office:value-type="float" office:value="-8.282">
            <text:p>-8,282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2">
          <table:table-cell office:value-type="string">
            <text:p>Porto Maior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074">
            <text:p>42,074</text:p>
          </table:table-cell>
          <table:table-cell office:value-type="float" office:value="-8.428">
            <text:p>-8,428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Santa An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9.427">
            <text:p>39,427</text:p>
          </table:table-cell>
          <table:table-cell office:value-type="float" office:value="-6.369">
            <text:p>-6,369</text:p>
          </table:table-cell>
          <table:table-cell office:value-type="float" office:value="450">
            <text:p>450</text:p>
          </table:table-cell>
          <table:table-cell table:number-columns-repeated="1017"/>
        </table:table-row>
        <table:table-row table:style-name="ro2">
          <table:table-cell office:value-type="string">
            <text:p>Gruta da Aroeir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9.506">
            <text:p>39,506</text:p>
          </table:table-cell>
          <table:table-cell office:value-type="float" office:value="-8.616">
            <text:p>-8,616</text:p>
          </table:table-cell>
          <table:table-cell office:value-type="float" office:value="116">
            <text:p>116</text:p>
          </table:table-cell>
          <table:table-cell table:number-columns-repeated="1017"/>
        </table:table-row>
        <table:table-row table:style-name="ro2">
          <table:table-cell office:value-type="string">
            <text:p>As Gándaras de Budiñ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2.107">
            <text:p>42,107</text:p>
          </table:table-cell>
          <table:table-cell office:value-type="float" office:value="-8.62">
            <text:p>-8,62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 office:value-type="string">
            <text:p>Monte Poggiolo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Old</text:p>
          </table:table-cell>
          <table:table-cell office:value-type="float" office:value="44.202">
            <text:p>44,202</text:p>
          </table:table-cell>
          <table:table-cell office:value-type="float" office:value="11.95">
            <text:p>11,95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 office:value-type="string">
            <text:p>Visogliano</text:p>
          </table:table-cell>
          <table:table-cell office:value-type="string">
            <text:p>Rockshelter</text:p>
          </table:table-cell>
          <table:table-cell office:value-type="string">
            <text:p>Mid.Pleist</text:p>
          </table:table-cell>
          <table:table-cell office:value-type="string">
            <text:p>Old</text:p>
          </table:table-cell>
          <table:table-cell office:value-type="float" office:value="45.781">
            <text:p>45,781</text:p>
          </table:table-cell>
          <table:table-cell office:value-type="float" office:value="13.65">
            <text:p>13,65</text:p>
          </table:table-cell>
          <table:table-cell office:value-type="float" office:value="170">
            <text:p>170</text:p>
          </table:table-cell>
          <table:table-cell table:number-columns-repeated="1017"/>
        </table:table-row>
        <table:table-row table:style-name="ro2">
          <table:table-cell office:value-type="string">
            <text:p>La Micoque</text:p>
          </table:table-cell>
          <table:table-cell office:value-type="string">
            <text:p>Rockshelte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4.958">
            <text:p>44,958</text:p>
          </table:table-cell>
          <table:table-cell office:value-type="float" office:value="1.007">
            <text:p>1,007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2">
          <table:table-cell office:value-type="string">
            <text:p>Coudolous I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4.478">
            <text:p>44,478</text:p>
          </table:table-cell>
          <table:table-cell office:value-type="float" office:value="1.663">
            <text:p>1,663</text:p>
          </table:table-cell>
          <table:table-cell office:value-type="float" office:value="238">
            <text:p>238</text:p>
          </table:table-cell>
          <table:table-cell table:number-columns-repeated="1017"/>
        </table:table-row>
        <table:table-row table:style-name="ro2">
          <table:table-cell office:value-type="string">
            <text:p>Long Buisso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table:style-name="ce6" office:value-type="string">
            <text:p>Ach</text:p>
          </table:table-cell>
          <table:table-cell office:value-type="float" office:value="49.012">
            <text:p>49,012</text:p>
          </table:table-cell>
          <table:table-cell office:value-type="float" office:value="1.183">
            <text:p>1,183</text:p>
          </table:table-cell>
          <table:table-cell office:value-type="float" office:value="140">
            <text:p>140</text:p>
          </table:table-cell>
          <table:table-cell table:number-columns-repeated="1017"/>
        </table:table-row>
        <table:table-row table:style-name="ro2">
          <table:table-cell office:value-type="string">
            <text:p>Marathousa I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7.412">
            <text:p>37,412</text:p>
          </table:table-cell>
          <table:table-cell table:style-name="ce9" office:value-type="float" office:value="22.086">
            <text:p>22,086</text:p>
          </table:table-cell>
          <table:table-cell office:value-type="float" office:value="370">
            <text:p>370</text:p>
          </table:table-cell>
          <table:table-cell table:number-columns-repeated="1017"/>
        </table:table-row>
        <table:table-row table:style-name="ro2">
          <table:table-cell office:value-type="string">
            <text:p>Kents Cavern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50.468">
            <text:p>50,468</text:p>
          </table:table-cell>
          <table:table-cell table:style-name="ce9" office:value-type="float" office:value="-3.502">
            <text:p>-3,502</text:p>
          </table:table-cell>
          <table:table-cell office:value-type="float" office:value="78">
            <text:p>78</text:p>
          </table:table-cell>
          <table:table-cell table:number-columns-repeated="1017"/>
        </table:table-row>
        <table:table-row table:style-name="ro2">
          <table:table-cell office:value-type="string">
            <text:p>Bizat Ruham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8" office:value-type="float" office:value="31.5145196077088">
            <text:p>31,515</text:p>
          </table:table-cell>
          <table:table-cell table:style-name="ce8" office:value-type="float" office:value="34.7184979633079">
            <text:p>34,718</text:p>
          </table:table-cell>
          <table:table-cell table:style-name="ce10" office:value-type="float" office:value="217">
            <text:p>217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Kaletepe Deresi 3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8" office:value-type="float" office:value="38.256">
            <text:p>38,256</text:p>
          </table:table-cell>
          <table:table-cell table:style-name="ce8" office:value-type="float" office:value="34.573">
            <text:p>34,573</text:p>
          </table:table-cell>
          <table:table-cell office:value-type="float" office:value="1650">
            <text:p>1650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Treugol'naya 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43.905">
            <text:p>43,905</text:p>
          </table:table-cell>
          <table:table-cell office:value-type="float" office:value="41.163">
            <text:p>41,163</text:p>
          </table:table-cell>
          <table:table-cell office:value-type="float" office:value="1200">
            <text:p>1200</text:p>
          </table:table-cell>
          <table:table-cell table:number-columns-repeated="1017"/>
        </table:table-row>
        <table:table-row table:style-name="ro2">
          <table:table-cell office:value-type="string">
            <text:p>Carain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office:value-type="float" office:value="37.078">
            <text:p>37,078</text:p>
          </table:table-cell>
          <table:table-cell office:value-type="float" office:value="30.571">
            <text:p>30,571</text:p>
          </table:table-cell>
          <table:table-cell table:style-name="ce11" office:value-type="float" office:value="390">
            <text:p>390</text:p>
          </table:table-cell>
          <table:table-cell table:number-columns-repeated="1017"/>
        </table:table-row>
        <table:table-row table:style-name="ro1">
          <table:table-cell office:value-type="string">
            <text:p>Kocabas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Old</text:p>
          </table:table-cell>
          <table:table-cell office:value-type="float" office:value="37.865">
            <text:p>37,865</text:p>
          </table:table-cell>
          <table:table-cell office:value-type="float" office:value="29.348">
            <text:p>29,348</text:p>
          </table:table-cell>
          <table:table-cell office:value-type="float" office:value="600">
            <text:p>600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Excel_BuiltIn__FilterDatabase_1" table:base-cell-address="$Sheet1.$A$1" table:expression="0"/>
        <table:named-expression table:name="Excel_BuiltIn__FilterDatabase_2" table:base-cell-address="$Sheet1.$A$1" table:expression="0"/>
        <table:named-expression table:name="Excel_BuiltIn__FilterDatabase_3" table:base-cell-address="$Sheet1.$A$1" table:expression="0"/>
        <table:named-expression table:name="Excel_BuiltIn__FilterDatabase_1_1" table:base-cell-address="$Sheet1.$A$1" table:expression="0"/>
        <table:named-expression table:name="Excel_BuiltIn__FilterDatabase_2_1" table:base-cell-address="$Sheet1.$A$1" table:expression="0"/>
        <table:named-expression table:name="Excel_BuiltIn__FilterDatabase_3_1" table:base-cell-address="$Sheet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" svg:font-family="Calibri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7" number:min-integer-digits="1" number:grouping="true"/>
    </number:number-style>
    <number:number-style style:name="N139">
      <number:number number:decimal-places="6" number:min-integer-digits="1" number:grouping="true"/>
    </number:number-style>
    <number:number-style style:name="N140">
      <number:number number:decimal-places="7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6" number:min-integer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2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2">22/12/2023</text:date>, <text:time>13:0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TJL</meta:initial-creator>
    <meta:creation-date>2016-08-18T13:39:56Z</meta:creation-date>
    <dc:date>2023-12-22T13:02:07.14</dc:date>
    <meta:editing-duration>PT10H28M2S</meta:editing-duration>
    <meta:editing-cycles>18</meta:editing-cycles>
    <meta:document-statistic meta:table-count="3" meta:cell-count="590" meta:object-count="0"/>
  </office:meta>
</office:document-meta>
</file>